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 scaffold: <text:tab/>-?? was s is</text:p>
      <text:p text:style-name="Standard"/>
      <text:p text:style-name="Standard">rake db: DB-Name</text:p>
      <text:p text:style-name="Standard"/>
      <text:p text:style-name="Standard">Alles in migrate Ordner:</text:p>
      <text:p text:style-name="Standard"><text:tab/>g migrate migrateName dbSpalte:dpSpaltenTyp</text:p>
      <text:p text:style-name="Standard"><text:tab/>rake <text:a xlink:type="simple" xlink:href="db:migrate">db:migrate</text:a> -&gt; änderung</text:p>
      <text:p text:style-name="Standard"><text:tab/>rake <text:a xlink:type="simple" xlink:href="db:rollback">db:rollback</text:a> &lt;- rückgängig</text:p>
      <text:p text:style-name="Standard"><text:tab/>migrateName lässt Rails erraten was man willww</text:p>
      <text:p text:style-name="Standard"/>
      <text:p text:style-name="Standard">methodenName :parameter <text:s text:c="3"/>&lt;- RailsMagic</text:p>
      <text:p text:style-name="Standard"/>
      <text:p text:style-name="Standard">has many :blas <text:s/>&lt;- s wichtig</text:p>
      <text:p text:style-name="Standard">belongs_to :bla </text:p>
      <text:p text:style-name="Standard"><text:tab/>-&gt; 1 zu n beziehung</text:p>
      <text:p text:style-name="Standard"/>
      <text:p text:style-name="Standard">wenn irgendwas nich übernommen wird dran denken es gibt diese mass assignment im controller ganz unten</text:p>
      <text:p text:style-name="Standard"/>
      <text:p text:style-name="Standard">rails c -&gt; rails console</text:p>
      <text:p text:style-name="Standard"/>
      <text:p text:style-name="Standard">guides.rubyonrails.org/association_basics.f... </text:p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31S</meta:editing-duration>
    <meta:editing-cycles>14</meta:editing-cycles>
    <meta:generator>OpenOffice.org/3.4.1$Win32 OpenOffice.org_project/341m1$Build-9593</meta:generator>
    <dc:date>2014-01-23T13:40:49.54</dc:date>
    <meta:document-statistic meta:table-count="0" meta:image-count="0" meta:object-count="0" meta:page-count="1" meta:paragraph-count="15" meta:word-count="71" meta:character-count="494"/>
    <meta:user-defined meta:name="Info 1"/>
    <meta:user-defined meta:name="Info 2"/>
    <meta:user-defined meta:name="Info 3"/>
    <meta:user-defined meta:name="Info 4"/>
  </office:meta>
</office:document-meta>
</file>